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9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olomon Sebag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4 June 1852</text:p>
      <text:p text:style-name="P2">Month<text:tab/><text:tab/><text:tab/><text:tab/><text:tab/><text:tab/>June</text:p>
      <text:p text:style-name="P2">Year<text:tab/><text:tab/><text:tab/><text:tab/><text:tab/><text:tab/>1852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?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London[?]/</text:span></text:p>
      <text:p text:style-name="P4"><text:span text:style-name="T1">June 24th(/)52/</text:span></text:p>
      <text:p text:style-name="P2"><text:span text:style-name="T1">Revnd. S. Morais/</text:span></text:p>
      <text:p text:style-name="P2"><text:span text:style-name="T1">Dear Sir/</text:span></text:p>
      <text:p text:style-name="P2"><text:span text:style-name="T1"><text:tab/>I trust you will excuse/ the liberty I take in addressing you/ but I was informed by Mrs </text:span><text:span text:style-name="T2">Almosnino</text:span><text:span text:style-name="T1">/ that you had heard of my publishing/ a Book, and that you should wish/ to have seen one. <text:s/>Accordingly, I/ beg to forward you by a friend/ of mine Mr. Benadi, six copie[sic]/ of the same, which perchance may/ be adapted [crossed-out: for] to the schools of/</text:span></text:p>
      <text:p text:style-name="P2"><text:span text:style-name="T1"/></text:p>
      <text:p text:style-name="P2"><text:span text:style-name="T1">[Page 2]</text:span></text:p>
      <text:p text:style-name="P2"><text:span text:style-name="T1">Philadelphia. <text:s/>The Portuguese school/ of this Congregation have them/ in use The price of the book is/ two shillings and should you/ be able to introduce them into/ your schools you will confer/ a favor upon me. <text:s/>I had/ much pleasure sir in reading/ your lecture at Sussex Hall/ and am pleased to hear that/ you are enjoying better health./ <text:s/>Again apologising[sic] for this liberty/</text:span></text:p>
      <text:p text:style-name="P2"><text:span text:style-name="T1"><text:tab/>I beg/</text:span></text:p>
      <text:p text:style-name="P2"><text:span text:style-name="T1"><text:tab/><text:tab/>to remain/</text:span></text:p>
      <text:p text:style-name="P2"><text:span text:style-name="T1"><text:tab/>Yours respectfully/</text:span></text:p>
      <text:p text:style-name="P2"><text:span text:style-name="T1"><text:tab/>Solomon Sebag/</text:span></text:p>
      <text:p text:style-name="P2"><text:span text:style-name="T1"/></text:p>
      <text:p text:style-name="P2"><text:span text:style-name="T1">[Page 3]</text:span></text:p>
      <text:p text:style-name="P2"><text:span text:style-name="T1">Revnd S. Morais/</text:span></text:p>
      <text:p text:style-name="P2"><text:span text:style-name="T1">Philadelphia/</text:span></text:p>
      <text:p text:style-name="P2"><text:span text:style-name="T1">Americ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1:33:43</meta:creation-date>
    <dc:date>2009-04-20T11:42:36</dc:date>
    <dc:language>en-US</dc:language>
    <meta:editing-cycles>2</meta:editing-cycles>
    <meta:editing-duration>PT8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323" meta:character-count="2160"/>
  </office:meta>
</office:document-meta>
</file>